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343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573">
            <text:p>573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748">
            <text:p>748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987">
            <text:p>4987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094">
            <text:p>2094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8238">
            <text:p>8238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2637">
            <text:p>12637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869">
            <text:p>1869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748">
            <text:p>748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33">
            <text:p>123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366">
            <text:p>5366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3201">
            <text:p>13201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979">
            <text:p>1979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61">
            <text:p>261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2924">
            <text:p>22924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616">
            <text:p>616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52188">
            <text:p>52188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946">
            <text:p>2946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5801">
            <text:p>5801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8532">
            <text:p>8532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5451">
            <text:p>5451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1437">
            <text:p>1143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65177">
            <text:p>165177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Larcenies</text:p>
          </table:table-cell>
          <table:table-cell table:style-name="ce21" office:value-type="float" office:value="13671">
            <text:p>13671</text:p>
          </table:table-cell>
          <table:table-cell table:style-name="ce21" office:value-type="float" office:value="11243">
            <text:p>11243</text:p>
          </table:table-cell>
          <table:table-cell table:style-name="ce21" office:value-type="float" office:value="14139">
            <text:p>14139</text:p>
          </table:table-cell>
          <table:table-cell table:style-name="ce21" office:value-type="float" office:value="14134">
            <text:p>14134</text:p>
          </table:table-cell>
          <table:table-cell table:style-name="ce21" office:value-type="float" office:value="15541">
            <text:p>15541</text:p>
          </table:table-cell>
          <table:table-cell table:style-name="ce21" office:value-type="float" office:value="14013">
            <text:p>14013</text:p>
          </table:table-cell>
          <table:table-cell table:style-name="ce21" office:value-type="float" office:value="15581">
            <text:p>15581</text:p>
          </table:table-cell>
          <table:table-cell table:style-name="ce21" office:value-type="float" office:value="15644">
            <text:p>15644</text:p>
          </table:table-cell>
          <table:table-cell table:style-name="ce21" office:value-type="float" office:value="14325">
            <text:p>14325</text:p>
          </table:table-cell>
          <table:table-cell table:style-name="ce21" office:value-type="float" office:value="13389">
            <text:p>13389</text:p>
          </table:table-cell>
          <table:table-cell table:style-name="ce21" office:value-type="float" office:value="11677">
            <text:p>11677</text:p>
          </table:table-cell>
          <table:table-cell table:style-name="ce21" office:value-type="float" office:value="11820">
            <text:p>11820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457">
            <text:p>457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1363">
            <text:p>2136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8855">
            <text:p>28855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376">
            <text:p>1376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40032">
            <text:p>40032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6147">
            <text:p>1614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7402">
            <text:p>6740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5997">
            <text:p>175997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4430">
            <text:p>2443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4100">
            <text:p>2410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4507">
            <text:p>2450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3620">
            <text:p>2362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5560">
            <text:p>25560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3469">
            <text:p>2346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9491">
            <text:p>1949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65177">
            <text:p>1651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